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skExec.startAnt( String [ ] args , Properties additionalUserProperties , ClassLoader coreLoader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5">
            <text:p text:style-name="Table_20_Contents">15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TaskExec.toString( UnknownElement 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askExec.debug( int indent , UnknownElement 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askExec.debug(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skExec.initPro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